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4300000030BD4D0569.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DejaVu Sans1" svg:font-family="'DejaVu Sans'"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1" svg:font-family="Arial" style:font-adornments="Negrita" style:font-family-generic="swiss" style:font-pitch="variable"/>
    <style:font-face style:name="DejaVu Sans" svg:font-family="'DejaVu Sans'" style:font-family-generic="system" style:font-pitch="variable"/>
  </office:font-face-decls>
  <office:automatic-styles>
    <style:style style:name="Tabla1" style:family="table">
      <style:table-properties style:width="4.06cm" table:align="center"/>
    </style:style>
    <style:style style:name="Tabla1.A" style:family="table-column">
      <style:table-column-properties style:column-width="4.06cm"/>
    </style:style>
    <style:style style:name="Tabla1.A1" style:family="table-cell">
      <style:table-cell-properties style:vertical-align="middle" style:border-line-width="0.002cm 0.088cm 0.002cm" fo:padding="0.049cm" fo:border="2.6pt double #808080"/>
    </style:style>
    <style:style style:name="Tabla1.A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P1" style:family="paragraph" style:parent-style-name="Header">
      <style:paragraph-properties fo:text-align="justify" style:justify-single-word="false"/>
      <style:text-properties style:font-name="Arial" fo:font-size="9pt" style:text-underline-style="solid" style:text-underline-width="auto" style:text-underline-color="font-color" fo:font-weight="bold" style:font-size-asian="9pt" style:font-weight-asian="bold" style:font-size-complex="9pt" style:font-weight-complex="bold"/>
    </style:style>
    <style:style style:name="P2" style:family="paragraph" style:parent-style-name="Header">
      <style:paragraph-properties fo:text-align="end" style:justify-single-word="false"/>
      <style:text-properties style:font-name="Arial" fo:font-size="9pt" style:font-size-asian="9pt" style:font-size-complex="9pt"/>
    </style:style>
    <style:style style:name="P3" style:family="paragraph" style:parent-style-name="Header">
      <style:paragraph-properties fo:text-align="center" style:justify-single-word="false"/>
      <style:text-properties style:font-name="Arial" fo:font-size="9pt" style:font-size-asian="9pt" style:font-size-complex="9pt"/>
    </style:style>
    <style:style style:name="P4" style:family="paragraph" style:parent-style-name="Footer">
      <style:paragraph-properties>
        <style:tab-stops>
          <style:tab-stop style:position="11.502cm" style:type="center"/>
          <style:tab-stop style:position="17.002cm" style:type="right"/>
        </style:tab-stops>
      </style:paragraph-properties>
      <style:text-properties style:font-name="Comic Sans MS" fo:font-size="8pt" style:font-size-asian="8pt" style:font-style-complex="italic"/>
    </style:style>
    <style:style style:name="P5" style:family="paragraph" style:parent-style-name="Footer">
      <style:paragraph-properties fo:text-align="center" style:justify-single-word="false">
        <style:tab-stops>
          <style:tab-stop style:position="11.502cm" style:type="center"/>
          <style:tab-stop style:position="17.002cm" style:type="right"/>
        </style:tab-stops>
      </style:paragraph-properties>
    </style:style>
    <style:style style:name="P6" style:family="paragraph" style:parent-style-name="Footer">
      <style:paragraph-properties fo:text-align="end" style:justify-single-word="false">
        <style:tab-stops>
          <style:tab-stop style:position="11.502cm" style:type="center"/>
          <style:tab-stop style:position="17.002cm" style:type="right"/>
        </style:tab-stops>
      </style:paragraph-properties>
      <style:text-properties style:font-name="Arial1" fo:font-weight="normal" style:font-weight-asian="normal" style:font-weight-complex="normal"/>
    </style:style>
    <style:style style:name="P7" style:family="paragraph" style:parent-style-name="Standard">
      <style:paragraph-properties fo:text-align="justify" style:justify-single-word="false" fo:orphans="0" fo:widows="0"/>
    </style:style>
    <style:style style:name="P8" style:family="paragraph" style:parent-style-name="Standard">
      <style:paragraph-properties fo:text-align="justify" style:justify-single-word="false" fo:orphans="0" fo:widows="0"/>
      <style:text-properties style:font-name="Arial" fo:font-size="16pt" style:text-underline-style="solid" style:text-underline-width="auto" style:text-underline-color="font-color" fo:font-weight="bold" style:font-size-asian="16pt" style:font-weight-asian="bold" style:font-name-complex="Arial" style:font-size-complex="16pt" style:font-weight-complex="bold"/>
    </style:style>
    <style:style style:name="P9" style:family="paragraph" style:parent-style-name="Standard">
      <style:paragraph-properties fo:text-align="justify" style:justify-single-word="false" fo:orphans="0" fo:widows="0"/>
      <style:text-properties style:font-name="Arial" fo:font-size="14pt" style:text-underline-style="solid" style:text-underline-width="auto" style:text-underline-color="font-color" fo:font-weight="bold" style:font-size-asian="14pt" style:font-weight-asian="bold" style:font-name-complex="Arial" style:font-size-complex="14pt" style:font-weight-complex="bold"/>
    </style:style>
    <style:style style:name="T1" style:family="text">
      <style:text-properties fo:color="#999999" style:font-name="Arial1" fo:font-size="6pt" style:font-size-asian="6pt"/>
    </style:style>
    <style:style style:name="T2" style:family="text">
      <style:text-properties fo:color="#999999" style:font-name="Arial1" fo:font-size="7pt" style:font-size-asian="7pt"/>
    </style:style>
    <style:style style:name="T3" style:family="text">
      <style:text-properties fo:color="#999999" fo:font-size="6pt" style:font-size-asian="6pt"/>
    </style:style>
    <style:style style:name="T4" style:family="text">
      <style:text-properties style:font-name="Arial1" fo:font-size="7pt" style:font-size-asian="7pt"/>
    </style:style>
    <style:style style:name="T5" style:family="text">
      <style:text-properties style:font-name="Symbol" fo:font-size="7pt" style:font-size-asian="7pt"/>
    </style:style>
    <style:style style:name="T6" style:family="text">
      <style:text-properties fo:font-size="7pt" style:font-size-asian="7pt"/>
    </style:style>
    <style:style style:name="T7" style:family="text">
      <style:text-properties fo:font-size="7pt" fo:font-weight="bold" style:font-size-asian="7pt" style:font-weight-asian="bold" style:font-weight-complex="bold"/>
    </style:style>
    <style:style style:name="T8" style:family="text">
      <style:text-properties fo:font-size="8pt" style:font-size-asian="8pt"/>
    </style:style>
    <style:style style:name="T9" style:family="text">
      <style:text-properties style:font-name="Arial" fo:font-size="14pt" style:text-underline-style="solid" style:text-underline-width="auto" style:text-underline-color="font-color" fo:font-weight="bold" style:font-size-asian="14pt" style:font-weight-asian="bold" style:font-name-complex="Arial" style:font-size-complex="14pt" style:font-weight-complex="bold"/>
    </style:style>
    <style:style style:name="T10" style:family="text">
      <style:text-properties style:font-name="Arial" fo:font-size="14pt" fo:font-weight="normal" style:font-size-asian="14pt" style:font-weight-asian="normal" style:font-name-complex="Arial" style:font-size-complex="14pt" style:font-weight-complex="normal"/>
    </style:style>
    <style:style style:name="T11" style:family="text">
      <style:text-properties style:font-name="Arial" fo:font-size="14pt" style:font-size-asian="14pt" style:font-name-complex="Arial" style:font-size-complex="14pt" style:font-weight-complex="bold"/>
    </style:style>
    <style:style style:name="T12" style:family="text">
      <style:text-properties style:text-underline-style="none" fo:font-weight="normal" style:font-weight-asian="normal" style:font-weight-complex="normal"/>
    </style:style>
    <style:style style:name="fr1" style:family="graphic" style:parent-style-name="Graphics">
      <style:graphic-properties fo:margin-left="0cm" fo:margin-right="0cm" style:vertical-pos="top" style:vertical-rel="baseline" style:horizontal-pos="center" style:horizontal-rel="paragraph"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SISTEMAS Y APLICACIONES INFORMÁTICAS</text:p>
      <text:p text:style-name="P9"/>
      <text:p text:style-name="P9">CURSO:<text:span text:style-name="T12"> </text:span></text:p>
      <text:p text:style-name="P7"><text:span text:style-name="T9">SEMANA:</text:span><text:span text:style-name="T11"> </text:span></text:p>
      <text:p text:style-name="P7"><text:span text:style-name="T9">TEMAS:</text:span><text:span text:style-name="T10"> </text:span></text:p>
      <text:p text:style-name="P7"><text:span text:style-name="T9">MATERIAL ELABORADO POR:</text:span><text:span text:style-name="T10"> Adolfo Sanz De Diego</text:span></text:p>
      <text:h text:style-name="Heading_20_1" text:outline-level="1">Ejercicios de Windows</text:h>
      <text:h text:style-name="Heading_20_2" text:outline-level="2">Suponiendo que se cumplen todos requisitos necesarios en Windows para poder compartir una carpeta en red, ¿puede un usuario que pertenece al grupo "Administradores" acceder a cualquier recurso de la máquina?</text:h>
      <text:h text:style-name="Heading_20_3" text:outline-level="3">No, a cualquier recurso no, sólo a los recursos a los que tenga permisos.</text:h>
      <text:h text:style-name="Heading_20_3" text:outline-level="3">Por defecto, si no está deshabilitado el acceso anónimo, si que puede, pues siendo administrador puede acceder a todos los volúmenes añadiendo un $ al final (ejemplo: \\ip-máquina\C$)</text:h>
      <text:h text:style-name="Heading_20_3" text:outline-level="3">No, pues si accede desde otra máquina sólo aplican los permisos de red.</text:h>
      <text:h text:style-name="Heading_20_3" text:outline-level="3">Si, siempre, por ser administrador.</text:h>
      <text:p text:style-name="Text_20_body"/>
      <text:h text:style-name="Heading_20_2" text:outline-level="2">¿Desde dónde se pueden administrar los usuarios locales de Windows?</text:h>
      <text:h text:style-name="Heading_20_3" text:outline-level="3">Desde el panel de control.</text:h>
      <text:h text:style-name="Heading_20_3" text:outline-level="3">Desde el "Centro de Seguridad" de Windows.</text:h>
      <text:h text:style-name="Heading_20_3" text:outline-level="3">Desde MiPc &gt;botón derecho&gt; Administrar.</text:h>
      <text:h text:style-name="Heading_20_3" text:outline-level="3">Desde la carpeta Mis Documentos &gt; botón derecho &gt; Administrar</text:h>
      <text:h text:style-name="Heading_20_3" text:outline-level="3">Desde línea de comandos.</text:h>
      <text:h text:style-name="Heading_20_3" text:outline-level="3">Desde el Escritorio &gt; botón derecho &gt; Administrar</text:h>
      <text:p text:style-name="Text_20_body"/>
      <text:h text:style-name="Heading_20_2" text:outline-level="2"><text:soft-page-break/>Acerca del "Administrador de Tareas" de Windows:</text:h>
      <text:h text:style-name="Heading_20_3" text:outline-level="3">Nos permite ver los procesos que se están ejecutando.</text:h>
      <text:h text:style-name="Heading_20_3" text:outline-level="3">Para verlo tenemos que pulsar CONTROL+ALT+SUPRIMIR</text:h>
      <text:h text:style-name="Heading_20_3" text:outline-level="3">Accedemos desde MiPC &gt; Botón Derecho &gt; Administrador de tareas</text:h>
      <text:h text:style-name="Heading_20_3" text:outline-level="3">Accedemos desde el Escritorio &gt; Botón Derecho &gt; Administrador de tareas</text:h>
      <text:h text:style-name="Heading_20_3" text:outline-level="3">Nos permite automatizar tareas.</text:h>
      <text:h text:style-name="Heading_20_3" text:outline-level="3">Nos permite finalizar la ejecución de procesos.</text:h>
      <text:h text:style-name="Heading_20_3" text:outline-level="3">Nos permite ver cuanta CPU y cuanta memoria RAM están utilizando los procesos.</text:h>
      <text:p text:style-name="Text_20_body"/>
      <text:h text:style-name="Heading_20_2" text:outline-level="2">Acerca de la "Asistencia Remota" de Windows:</text:h>
      <text:h text:style-name="Heading_20_3" text:outline-level="3">Sólo funciona si tenemos un Windows Original.</text:h>
      <text:h text:style-name="Heading_20_3" text:outline-level="3">Es una utilidad que nos permite obtener asistencia directamente en nuestro equipo a través de la red local o de Internet.</text:h>
      <text:h text:style-name="Heading_20_3" text:outline-level="3">Para poder recibir asistencia remota, debemos tener la correspondiente opción seleccionada, y mandar una invitación a nuestro asistente.</text:h>
      <text:h text:style-name="Heading_20_3" text:outline-level="3">Es un servicio de asistencia telefónica de Microsoft.</text:h>
      <text:h text:style-name="Heading_20_3" text:outline-level="3">Quien realiza la asistencia remota, puede tener acceso total al equipo remoto.</text:h>
      <text:h text:style-name="Heading_20_3" text:outline-level="3">Quien recibe la asistencia remota, puede ver lo que hace el que realiza la asistencia.</text:h>
      <text:p text:style-name="Text_20_body"/>
      <text:h text:style-name="Heading_20_2" text:outline-level="2">Acerca de la auditoría de acceso a una determinada carpeta en Windows:</text:h>
      <text:h text:style-name="Heading_20_3" text:outline-level="3">Para activar la auditoría de acceso de una determinada carpeta tenemos ir a "Herramientas administrativas" &gt; "Directivas de seguridad local" &gt; "Directivas locales" &gt; "Directivas de auditoría", y activar "Auditar al acceso a objetos".</text:h>
      <text:h text:style-name="Heading_20_3" text:outline-level="3">Para activar la auditoría de acceso de una determinada carpeta tenemos que pinchar con el botón derecho en la carpeta que queremos auditar, ir a "Propiedades", luego pinchar en la pestaña "Seguridad", luego a "Opciones avanzadas", y una vez dentro seleccionar el evento que queremos auditar.</text:h>
      <text:h text:style-name="Heading_20_3" text:outline-level="3">Los eventos auditados aparecerán en la sección de "Seguridad" del "Visor de sucesos".</text:h>
      <text:h text:style-name="Heading_20_3" text:outline-level="3">Sólo se pueden auditar carpetas en un Windows Original.</text:h>
      <text:h text:style-name="Heading_20_3" text:outline-level="3">Podemos ver la auditoría de acceso desde el "Panel de Control".</text:h>
      <text:p text:style-name="Text_20_body"/>
      <text:h text:style-name="Heading_20_2" text:outline-level="2"><text:soft-page-break/>¿Qué requisito(s) es(son) necesario(s) en Windows para poder compartir una carpeta en red?</text:h>
      <text:h text:style-name="Heading_20_3" text:outline-level="3">Tener un Windows Original.</text:h>
      <text:h text:style-name="Heading_20_3" text:outline-level="3">Hacer ping entre las dos máquinas.</text:h>
      <text:h text:style-name="Heading_20_3" text:outline-level="3">Abrir la opción correspondiente en el firewall.</text:h>
      <text:h text:style-name="Heading_20_3" text:outline-level="3">Tener conectividad con la máquina con la que quieres compartir.</text:h>
      <text:h text:style-name="Heading_20_3" text:outline-level="3">Tener la opción de "Permitir Escritorio Remoto" seleccionada.</text:h>
      <text:p text:style-name="Text_20_body"/>
      <text:h text:style-name="Heading_20_2" text:outline-level="2">En Windows, ¿cual de los siguientes comandos añade el usuario local "pepito" al grupo local "instituto"?</text:h>
      <text:h text:style-name="Heading_20_3" text:outline-level="3">net addlocalgroup instituto pepito</text:h>
      <text:h text:style-name="Heading_20_3" text:outline-level="3">net localgroup pepito instituto /add</text:h>
      <text:h text:style-name="Heading_20_3" text:outline-level="3">net localgroupadd pepito instituto</text:h>
      <text:h text:style-name="Heading_20_3" text:outline-level="3">net localgroup instituto pepito /add</text:h>
      <text:p text:style-name="Text_20_body"/>
      <text:h text:style-name="Heading_20_2" text:outline-level="2">Indique cual es el comando para añadir el grupo "migrupo" dentro de la carpeta "Users" en el dominio "midominio.local":</text:h>
      <text:h text:style-name="Heading_20_3" text:outline-level="3">dsadd group "cn\=migrupo,cn\=users,dc\=midominio,dc\=local"</text:h>
      <text:h text:style-name="Heading_20_3" text:outline-level="3">dsmod group "cn\=migrupo,cn\=users,dc\=midominio,dc\=local"</text:h>
      <text:h text:style-name="Heading_20_3" text:outline-level="3">dsadd group "cn\=migrupo,cn\=groups,dc\=midominio,dc\=local"</text:h>
      <text:h text:style-name="Heading_20_3" text:outline-level="3">dsadd group "cn\=migrupo,cn\=users,dn\=midominio,dn\=local"</text:h>
      <text:h text:style-name="Heading_20_3" text:outline-level="3">dsgroup "cn\=migrupo,cn\=users,dc\=midominio,dc\=local"</text:h>
      <text:p text:style-name="Text_20_body"/>
      <text:h text:style-name="Heading_20_2" text:outline-level="2"><text:soft-page-break/>Indique cual es el comando para añadir los grupos: migrupo10, migrupo20, migrupo30, migrupo40, migrupo50; dentro de la carpeta "Users" en el dominio "midominio.local":</text:h>
      <text:h text:style-name="Heading_20_3" text:outline-level="3">for %i /l in (10,10,50) do</text:h>
      <text:h text:style-name="Heading_20_3" text:outline-level="3" text:is-list-header="true"><text:s text:c="8"/>dsadd group "cn\=migrupo%i,cn\=users,dc\=midominio,dc\=local"</text:h>
      <text:h text:style-name="Heading_20_3" text:outline-level="3">for /l %i in (1,10,5) do</text:h>
      <text:h text:style-name="Heading_20_3" text:outline-level="3" text:is-list-header="true"><text:s text:c="8"/>dsadd group "cn\=migrupo%i,cn\=users,dc\=midominio,dc\=local"</text:h>
      <text:h text:style-name="Heading_20_3" text:outline-level="3">for /l %i in (10,10,50) do</text:h>
      <text:h text:style-name="Heading_20_3" text:outline-level="3" text:is-list-header="true"><text:s text:c="8"/>dsmod group "cn\=migrupo%i,cn\=users,dc\=midominio,dc\=local"</text:h>
      <text:h text:style-name="Heading_20_3" text:outline-level="3">for /l %i in (10,10,50) do</text:h>
      <text:h text:style-name="Heading_20_3" text:outline-level="3" text:is-list-header="true"><text:s text:c="8"/>dsadd group "cn\=migrupo%i,cn\=users,dn\=midominio,dn\=local"</text:h>
      <text:h text:style-name="Heading_20_3" text:outline-level="3">for /l %i in (10,10,50) do</text:h>
      <text:h text:style-name="Heading_20_3" text:outline-level="3" text:is-list-header="true"><text:s text:c="8"/>dsadd group "cn\=migrupo%i,cn\=users,dc\=midominio,dc\=local"</text:h>
      <text:p text:style-name="Text_20_body"/>
      <text:h text:style-name="Heading_20_2" text:outline-level="2">En Windows, ¿cual de los siguientes comandos añade el usuario local "pepito" con la contraseña "instituto"?</text:h>
      <text:h text:style-name="Heading_20_3" text:outline-level="3">net adduser pepito instituto</text:h>
      <text:h text:style-name="Heading_20_3" text:outline-level="3">net user instituto pepito /add</text:h>
      <text:h text:style-name="Heading_20_3" text:outline-level="3">net useradd instituto pepito</text:h>
      <text:h text:style-name="Heading_20_3" text:outline-level="3">net user pepito instituto /add</text:h>
      <text:p text:style-name="Text_20_body"/>
      <text:h text:style-name="Heading_20_2" text:outline-level="2"><text:soft-page-break/>Suponiendo que estamos en el dominio "midominio.local", indique cual es el comando para añadir el usuario "pepito" que está dentro de la carpeta "Users" al grupo "migrupo" que también está dentro de la carpeta "Users":</text:h>
      <text:h text:style-name="Heading_20_3" text:outline-level="3">dsmod user "cn\=pepito,cn\=users,dc\=midominio,dc\=local"</text:h>
      <text:h text:style-name="Heading_20_3" text:outline-level="3" text:is-list-header="true"><text:s text:c="8"/>-addmbr "cn\=migrupo,cn\=users,dc\=midominio,dc\=local"</text:h>
      <text:h text:style-name="Heading_20_3" text:outline-level="3">dsmod group "cn\=migrupo,cn\=users,dn\=midominio,dn\=local"</text:h>
      <text:h text:style-name="Heading_20_3" text:outline-level="3" text:is-list-header="true"><text:s text:c="8"/>-addmbr "cn\=pepito,cn\=users,dn\=midominio,dn\=local"</text:h>
      <text:h text:style-name="Heading_20_3" text:outline-level="3">dsmod user "cn\=pepito,cn\=users,dn\=midominio,dn\=local"</text:h>
      <text:h text:style-name="Heading_20_3" text:outline-level="3" text:is-list-header="true"><text:s text:c="8"/>-addmbr "cn\=migrupo,cn\=users,dn\=midominio,dn\=local"</text:h>
      <text:h text:style-name="Heading_20_3" text:outline-level="3">dsgroup "cn\=migrupo,cn\=users,dc\=midominio,dc\=local"</text:h>
      <text:h text:style-name="Heading_20_3" text:outline-level="3" text:is-list-header="true"><text:s text:c="8"/>-addmbr "cn\=pepito,cn\=users,dc\=midominio,dc\=local"</text:h>
      <text:h text:style-name="Heading_20_3" text:outline-level="3">dsmod group "cn\=migrupo,cn\=users,dc\=midominio,dc\=local"</text:h>
      <text:h text:style-name="Heading_20_3" text:outline-level="3" text:is-list-header="true"><text:s text:c="8"/>-addmbr "cn\=pepito,cn\=users,dc\=midominio,dc\=local"</text:h>
      <text:p text:style-name="Text_20_body"/>
      <text:h text:style-name="Heading_20_2" text:outline-level="2">Indique cual es el comando para añadir el usuario "pepito" dentro de la carpeta "Users" en el dominio "midominio.local" con contraseña "Pa$.w0rd":</text:h>
      <text:h text:style-name="Heading_20_3" text:outline-level="3">dsadd user "cn\=pepito,cn\=users,dc\=midominio,dc\=local" -pwd Pa$.w0rd</text:h>
      <text:h text:style-name="Heading_20_3" text:outline-level="3">dsadd user "cn\=pepito,cn\=users,dn\=midominio,dn\=local" -pwd Pa$.w0rd</text:h>
      <text:h text:style-name="Heading_20_3" text:outline-level="3">dsadd "cn\=pepito,cn\=users,dc\=midominio,dc\=local" -pwd Pa$.w0rd</text:h>
      <text:h text:style-name="Heading_20_3" text:outline-level="3">dsadd "cn\=pepito,cn\=users,dn\=midominio,dn\=local" -pwd Pa$.w0rd</text:h>
      <text:h text:style-name="Heading_20_3" text:outline-level="3">dsuser "cn\=pepito,cn\=users,dc\=midominio,dc\=local" -pwd Pa$.w0rd</text:h>
      <text:p text:style-name="Text_20_body"/>
      <text:h text:style-name="Heading_20_2" text:outline-level="2">Imaginemos que tenemos un fichero llamado "datos.txt" en el que cada línea tenemos separados por comas un código de usuario de la carpeta "Users" del dominio "midominio.local" y el nombre de un grupo de la carpeta "Users" de ese mismo dominio.</text:h>
      <text:h text:style-name="Heading_20_2" text:outline-level="2" text:is-list-header="true">Ejemplo:</text:h>
      <table:table table:name="Tabla1" table:style-name="Tabla1">
        <table:table-column table:style-name="Tabla1.A"/>
        <table:table-row>
          <table:table-cell table:style-name="Tabla1.A1" office:value-type="string">
            <text:p text:style-name="Table_20_Contents">datos.txt</text:p>
          </table:table-cell>
        </table:table-row>
        <table:table-row>
          <table:table-cell table:style-name="Tabla1.A2" office:value-type="string">
            <text:p text:style-name="Table_20_Contents">pepito,migrupo20</text:p>
            <text:p text:style-name="Table_20_Contents">fulanito,migrupo30</text:p>
            <text:p text:style-name="Table_20_Contents">menganito,migrupo10</text:p>
            <text:p text:style-name="Table_20_Contents">...</text:p>
          </table:table-cell>
        </table:table-row>
      </table:table>
      <text:h text:style-name="Heading_20_2" text:outline-level="2" text:is-list-header="true"><text:soft-page-break/>Indique cual es el comando para añadir cada unos de los usuarios del fichero "datos.txt" a su grupo correspondiente:</text:h>
      <text:h text:style-name="Heading_20_3" text:outline-level="3">for /f "delims\=, tokens\=1,2" %i in (datos.txt) do</text:h>
      <text:h text:style-name="Heading_20_3" text:outline-level="3" text:is-list-header="true"><text:s text:c="8"/>dsmod group "cn\=%j,cn\=users,dn\=midominio,dn\=local"</text:h>
      <text:h text:style-name="Heading_20_3" text:outline-level="3" text:is-list-header="true"><text:s text:c="8"/>-addmbr "cn\=%i,cn\=users,dn\=midominio,dn\=local"</text:h>
      <text:h text:style-name="Heading_20_3" text:outline-level="3">for /f "delims\=, tokens\=1,2" %i in (datos.txt) do</text:h>
      <text:h text:style-name="Heading_20_3" text:outline-level="3" text:is-list-header="true"><text:s text:c="8"/>dsmod group "cn\=%j,cn\=users,dc\=midominio,dc\=local"</text:h>
      <text:h text:style-name="Heading_20_3" text:outline-level="3" text:is-list-header="true"><text:s text:c="8"/>-addmbr "cn\=%i,cn\=users,dc\=midominio,dc\=local"</text:h>
      <text:h text:style-name="Heading_20_3" text:outline-level="3">for /l "delims\=, tokens\=1,2" %i in (datos.txt) do</text:h>
      <text:h text:style-name="Heading_20_3" text:outline-level="3" text:is-list-header="true"><text:s text:c="8"/>dsmod group "cn\=%j,cn\=users,dc\=midominio,dc\=local"</text:h>
      <text:h text:style-name="Heading_20_3" text:outline-level="3" text:is-list-header="true"><text:s text:c="8"/>-addmbr "cn\=%i,cn\=users,dc\=midominio,dc\=local"</text:h>
      <text:h text:style-name="Heading_20_3" text:outline-level="3">for /l "delims\=, tokens\=1,2" %i in (datos.txt) do</text:h>
      <text:h text:style-name="Heading_20_3" text:outline-level="3" text:is-list-header="true"><text:s text:c="8"/>dsmod user "cn\=%i,cn\=users,dc\=midominio,dc\=local"</text:h>
      <text:h text:style-name="Heading_20_3" text:outline-level="3" text:is-list-header="true"><text:s text:c="8"/>-addmbr "cn\=%j,cn\=users,dc\=midominio,dc\=local"</text:h>
      <text:h text:style-name="Heading_20_3" text:outline-level="3">for /l "delims\=, tokens\=1,2" %i in (datos.txt) do</text:h>
      <text:h text:style-name="Heading_20_3" text:outline-level="3" text:is-list-header="true"><text:s text:c="8"/>dsmod user "cn\=%i,cn\=users,dn\=midominio,dn\=local"</text:h>
      <text:h text:style-name="Heading_20_3" text:outline-level="3" text:is-list-header="true"><text:s text:c="8"/>-addmbr "cn\=%j,cn\=users,dn\=midominio,dn\=local"</text:h>
      <text:p text:style-name="Text_20_body"/>
      <text:h text:style-name="Heading_20_2" text:outline-level="2">Indique cual es el comando para eliminar el grupo "migrupo" que está dentro de la carpeta "Users" del dominio "midominio.local":</text:h>
      <text:h text:style-name="Heading_20_3" text:outline-level="3">dsrm group "cn\=migrupo,cn\=users,dn\=midominio,dn\=local"</text:h>
      <text:h text:style-name="Heading_20_3" text:outline-level="3">dsrm group "cn\=migrupo,cn\=users,dc\=midominio,dc\=local"</text:h>
      <text:h text:style-name="Heading_20_3" text:outline-level="3">dsrm "cn\=migrupo,cn\=users,dc\=midominio,dc\=local"</text:h>
      <text:h text:style-name="Heading_20_3" text:outline-level="3">dsrm "cn\=migrupo,cn\=users,dn\=midominio,dn\=local"</text:h>
      <text:h text:style-name="Heading_20_3" text:outline-level="3">rmgroup "cn\=migrupo,cn\=users,dc\=midominio,dc\=local"</text:h>
      <text:p text:style-name="Text_20_body"/>
      <text:h text:style-name="Heading_20_2" text:outline-level="2"><text:soft-page-break/>Indique cual es el comando para eliminar los grupos: grupo1, grupo2 y grupo3 que están dentro de la Unidad Organizativa "Empresa" del dominio "midominio.local":</text:h>
      <text:h text:style-name="Heading_20_3" text:outline-level="3">for /l %i in (1,1,3) do rmgroup "cn\=grupo%1,ou\=empresa,dc\=midominio,dc\=local"</text:h>
      <text:h text:style-name="Heading_20_3" text:outline-level="3">for /l %i in (1,1,3) do dsrm group "cn\=grupo%1,ou\=empresa,dc\=midominio,dc\=local"</text:h>
      <text:h text:style-name="Heading_20_3" text:outline-level="3">for /l %i in (1,1,3) do dsrm group "cn\=grupo%1,ou\=empresa,dn\=midominio,dn\=local"</text:h>
      <text:h text:style-name="Heading_20_3" text:outline-level="3">for /l %i in (1,1,3) do dsrm "cn\=grupo%1,ou\=empresa,dc\=midominio,dc\=local"</text:h>
      <text:h text:style-name="Heading_20_3" text:outline-level="3">for /l %i in (1,1,3) do dsrm "cn\=grupo%1,ou\=empresa,dn\=midominio,dn\=local"</text:h>
      <text:p text:style-name="Text_20_body"/>
      <text:h text:style-name="Heading_20_2" text:outline-level="2">Indique cual es el comando para borrar el usuario "pepito" que está en la carpeta "Users" del dominio "midominio.local":</text:h>
      <text:h text:style-name="Heading_20_3" text:outline-level="3">rmuser "cn\=pepito,cn\=users,dc\=midominio,dc\=local"</text:h>
      <text:h text:style-name="Heading_20_3" text:outline-level="3">dsrm user "cn\=pepito,cn\=users,dc\=midominio,dc\=local"</text:h>
      <text:h text:style-name="Heading_20_3" text:outline-level="3">dsrm user "cn\=pepito,cn\=users,dn\=midominio,dn\=local"</text:h>
      <text:h text:style-name="Heading_20_3" text:outline-level="3">dsrm "cn\=pepito,cn\=users,dn\=midominio,dn\=local"</text:h>
      <text:h text:style-name="Heading_20_3" text:outline-level="3">dsrm "cn\=pepito,cn\=users,dc\=midominio,dc\=local"</text:h>
      <text:p text:style-name="Text_20_body"/>
      <text:h text:style-name="Heading_20_2" text:outline-level="2">Indique cual es el comando para borrar los usuarios: usuario1, usuario3, usuario5, usuario7 y usuario9; dentro de la carpeta "Users" en el dominio "midominio.local".</text:h>
      <text:h text:style-name="Heading_20_3" text:outline-level="3">for /l %i in (1,2,9) do dsrm "cn\=usuario%1,cn\=users,dc\=midominio,dc\=local"</text:h>
      <text:h text:style-name="Heading_20_3" text:outline-level="3">for /l %i in (1,2,9) do dsrm "cn\=usuario%1,cn\=users,dn\=midominio,dn\=local"</text:h>
      <text:h text:style-name="Heading_20_3" text:outline-level="3">for /l %i in (1,2,9) do dsrm user "cn\=usuario%1,cn\=users,dc\=midominio,dc\=local"</text:h>
      <text:h text:style-name="Heading_20_3" text:outline-level="3">for /l %i in (1,2,9) do dsrm user "cn\=usuario%1,cn\=users,dn\=midominio,dn\=local"</text:h>
      <text:h text:style-name="Heading_20_3" text:outline-level="3">for /l %i in (1,2,9) do rmuser "cn\=usuario%1,cn\=users,dc\=midominio,dc\=local"</text:h>
      <text:p text:style-name="Text_20_body"/>
      <text:h text:style-name="Heading_20_2" text:outline-level="2">¿Qué comando debemos usar en Windows para saber nuestra IP?</text:h>
      <text:h text:style-name="Heading_20_3" text:outline-level="3">ifconfig</text:h>
      <text:h text:style-name="Heading_20_3" text:outline-level="3">tcpip</text:h>
      <text:h text:style-name="Heading_20_3" text:outline-level="3">net ip</text:h>
      <text:h text:style-name="Heading_20_3" text:outline-level="3">ipconfig</text:h>
      <text:p text:style-name="Text_20_body"/>
      <text:h text:style-name="Heading_20_2" text:outline-level="2"><text:soft-page-break/>Acerca del comando ping:</text:h>
      <text:h text:style-name="Heading_20_3" text:outline-level="3">Si hacemos ping y la máquina remota nos devuelve paquetes, quiere decir que tenemos conectividad entre las 2 máquinas.</text:h>
      <text:h text:style-name="Heading_20_3" text:outline-level="3">Si hacemos ping y la máquina remota no nos devuelve ningún paquete, quiere decir que no tenemos conectividad entre las 2 máquinas.</text:h>
      <text:h text:style-name="Heading_20_3" text:outline-level="3">Sólo podemos hacer ping si nuestra máquina tiene el firewall activado.</text:h>
      <text:h text:style-name="Heading_20_3" text:outline-level="3">Sólo podemos hacer ping si la máquina remota tiene el firewall activado.</text:h>
      <text:h text:style-name="Heading_20_3" text:outline-level="3">Sólo podemos hacer ping si nuestra máquina tiene el firewall desactivado.</text:h>
      <text:h text:style-name="Heading_20_3" text:outline-level="3">Sólo podemos hacer ping si la máquina remota tiene el firewall desactivado.</text:h>
      <text:p text:style-name="Text_20_body"/>
      <text:h text:style-name="Heading_20_2" text:outline-level="2">Si haciendo ping a una máquina, vemos que no llega ningún paquete ¿por qué puede ser?</text:h>
      <text:h text:style-name="Heading_20_3" text:outline-level="3">Porque probablemente no haya conectividad entre las dos máquinas.</text:h>
      <text:h text:style-name="Heading_20_3" text:outline-level="3">Porque estamos conectados a una red inalámbrica.</text:h>
      <text:h text:style-name="Heading_20_3" text:outline-level="3">Porque a la máquina a la que se hace el ping tiene un firewall configurado para no responder a dicho ping.</text:h>
      <text:h text:style-name="Heading_20_3" text:outline-level="3">Porque sólo los administradores pueden hacer ping.</text:h>
      <text:h text:style-name="Heading_20_3" text:outline-level="3">Porque no tienes configurado un DNS y haces un ping a un nombre en vez de a una IP.</text:h>
      <text:p text:style-name="Text_20_body"/>
      <text:h text:style-name="Heading_20_2" text:outline-level="2">El usuario "jefe" pertenece al grupo de "Administradores", y el usuario "pepito" al grupo de "empleados". Por otro lado el usuario "pepito" creo una carpeta llamada "privada" y quitó de su ACL todos los SID de grupos y usuarios. Bajo estas premisas, y suponiendo que estamos en Windows, ¿puede el usuario "jefe" acceder a la carpeta "privada"?</text:h>
      <text:h text:style-name="Heading_20_3" text:outline-level="3">No, no puede acceder bajo ningún concepto.</text:h>
      <text:h text:style-name="Heading_20_3" text:outline-level="3">Si, en principio si que puede acceder por pertenecer al grupo "Administradores".</text:h>
      <text:h text:style-name="Heading_20_3" text:outline-level="3">No, no puede acceder, pero como pertenece al grupo "Administradores", puede tomar posesión del recurso poniéndose a él, o al grupo "Administradores" como "Creator Owner".</text:h>
      <text:h text:style-name="Heading_20_3" text:outline-level="3">Si, pues siendo "Administrador", se puede incluir en el grupo "empleados", que ese si que tiene permisos para acceder a la carpeta "privada".</text:h>
      <text:p text:style-name="Text_20_body"/>
      <text:h text:style-name="Heading_20_2" text:outline-level="2"><text:soft-page-break/>Acerca del término "Active Directory":</text:h>
      <text:h text:style-name="Heading_20_3" text:outline-level="3">El "Active Directory" es un protocolo de red, como el TCP/IP.</text:h>
      <text:h text:style-name="Heading_20_3" text:outline-level="3">La estructura jerárquica del "Active Directory" permite mantener una serie de objetos relacionados con componentes de una red, como usuarios, grupos de usuarios, permisos, asignación de recursos y políticas de acceso.</text:h>
      <text:h text:style-name="Heading_20_3" text:outline-level="3">El "Active Directory" utiliza LDAP y basa su estructura en dominios.</text:h>
      <text:h text:style-name="Heading_20_3" text:outline-level="3">El término "Active Directory" es un término comercial que usa Microsoft.</text:h>
      <text:h text:style-name="Heading_20_3" text:outline-level="3">El "Active Directory" necesita de al menos un servidor DNS para porder funcionar correctamente.</text:h>
      <text:p text:style-name="Text_20_body"/>
      <text:h text:style-name="Heading_20_2" text:outline-level="2">Acerca del término DHCP:</text:h>
      <text:h text:style-name="Heading_20_3" text:outline-level="3">El "Active Directory" necesita de al menos un servidor DHCP para poder funcionar correctamente.</text:h>
      <text:h text:style-name="Heading_20_3" text:outline-level="3">Proviene del inglés Dynamic Host Configuration Protocol que significa Protocolo de Configuración Dinámica de Host.</text:h>
      <text:h text:style-name="Heading_20_3" text:outline-level="3">El uso más común de un servidor DHCP es el de asignar IPs dinámicamente a los dispositivos conectados en esa red.</text:h>
      <text:h text:style-name="Heading_20_3" text:outline-level="3">Para poder acceder a una determinada página web es obligatorio tener un servidor DHCP en la red.</text:h>
      <text:h text:style-name="Heading_20_3" text:outline-level="3">Normalmente, para navegar por Internet es necesario configurar la interfaz de red para que apunte a un servidor DHCP.</text:h>
      <text:p text:style-name="Text_20_body"/>
      <text:h text:style-name="Heading_20_2" text:outline-level="2">Acerca del término DNS:</text:h>
      <text:h text:style-name="Heading_20_3" text:outline-level="3">Proviene del inglés Domain Name System que significa Sistema de Nombres de Dominio.</text:h>
      <text:h text:style-name="Heading_20_3" text:outline-level="3">El uso más común de un servidor DNS es el de asignar una IP a un nombre de dominio.</text:h>
      <text:h text:style-name="Heading_20_3" text:outline-level="3">El "Active Directory" necesita de al menos un servidor DNS para poder funcionar correctamente.</text:h>
      <text:h text:style-name="Heading_20_3" text:outline-level="3">Para poder acceder a una determinada página web es obligatorio tener un servidor DNS en la red.</text:h>
      <text:h text:style-name="Heading_20_3" text:outline-level="3">Normalmente, para navegar por Internet es necesario configurar la interfaz de red para que apunte a un servidor DNS.</text:h>
      <text:p text:style-name="Text_20_body"/>
      <text:h text:style-name="Heading_20_2" text:outline-level="2"><text:soft-page-break/>Acerca del término "Dominio":</text:h>
      <text:h text:style-name="Heading_20_3" text:outline-level="3">En un dominio de Windows, todas las cuentas de usuario son almacenadas en cada equipo individual.</text:h>
      <text:h text:style-name="Heading_20_3" text:outline-level="3">En un dominio de Windows, los permisos de los usuarios se pueden gestionar desde el servidor.</text:h>
      <text:h text:style-name="Heading_20_3" text:outline-level="3">Los usuarios que se conectan en un dominio de Windows obtienen acceso a todos los recursos del dominio para el cual han recibido autorización de acceso.</text:h>
      <text:h text:style-name="Heading_20_3" text:outline-level="3">En un dominio de Windows, sólo se pueden compartir resursos en el servidor.</text:h>
      <text:h text:style-name="Heading_20_3" text:outline-level="3">Podemos tener en una red, máquinas que pertenezcan a un dominio de Windows y máquinas que no.</text:h>
      <text:p text:style-name="Text_20_body"/>
      <text:h text:style-name="Heading_20_2" text:outline-level="2">Acerca de las "GPO" de Windows Server:</text:h>
      <text:h text:style-name="Heading_20_3" text:outline-level="3">Permiten a los administradores configurar equipos, instalando aplicaciones, restringiendo los derechos de los usuarios, eliminando aplicaciones, instalando y ejecutando scripts, y redirigiendo carpetas del sistema a red o viceversa.</text:h>
      <text:h text:style-name="Heading_20_3" text:outline-level="3">Se usan para separar distintos grupos de usuarios: los normales y los administradores.</text:h>
      <text:h text:style-name="Heading_20_3" text:outline-level="3">Se pueden usar con equipos que pertenezcan a un dominio o a un grupo de trabajo.</text:h>
      <text:h text:style-name="Heading_20_3" text:outline-level="3">Permiten establecer de forma centralizada múltiples aspectos de la configuración que reciben los usuarios cuando se conectan a una máquina del dominio.</text:h>
      <text:h text:style-name="Heading_20_3" text:outline-level="3">GPO viene del inglés Group Policy Objects que significa Objetos de Política de Grupo.</text:h>
      <text:p text:style-name="Text_20_body"/>
      <text:h text:style-name="Heading_20_2" text:outline-level="2">Acerca del término "Grupo de trabajo":</text:h>
      <text:h text:style-name="Heading_20_3" text:outline-level="3">Un grupo de trabajo es una red de ordenadores entre iguales, no habiendo máquinas más importantes que otras.</text:h>
      <text:h text:style-name="Heading_20_3" text:outline-level="3">En un grupo de trabajo la administración de recursos compartidos se hace de manera eficiente.</text:h>
      <text:h text:style-name="Heading_20_3" text:outline-level="3">Las organizaciones grandes o las que quieren más control sobre sus redes requieren algo más que grupos de trabajo.</text:h>
      <text:h text:style-name="Heading_20_3" text:outline-level="3">En un grupo de trabajo las contraseñas de los recursos se administran globalmente.</text:h>
      <text:h text:style-name="Heading_20_3" text:outline-level="3">En un grupo de trabajo un usuario puede acceder a todos los recursos compartidos, siempre que conozca su ubicación y contraseña.</text:h>
      <text:p text:style-name="Text_20_body"/>
      <text:h text:style-name="Heading_20_2" text:outline-level="2"><text:soft-page-break/>Acerca del término "LDAP":</text:h>
      <text:h text:style-name="Heading_20_3" text:outline-level="3">Proviene del inglés Lightweight Directory Access Protocol que significa Protocolo Ligero de Acceso a Directorios.</text:h>
      <text:h text:style-name="Heading_20_3" text:outline-level="3">Puede considerarse una base de datos al que pueden realizarse consultas.</text:h>
      <text:h text:style-name="Heading_20_3" text:outline-level="3">Habitualmente, almacena la información de login (usuario y contraseña) y es utilizado para autenticarse aunque es posible almacenar otra información (datos de contacto del usuario, ubicación de diversos recursos de la red, permisos, certificados...).</text:h>
      <text:h text:style-name="Heading_20_3" text:outline-level="3">Es un protocolo propietario de Microsoft.</text:h>
      <text:h text:style-name="Heading_20_3" text:outline-level="3">El Active Directory es un LDAP en donde se almacena información de usuarios, recursos de la red, políticas de seguridad, configuración, asignación de permisos, etc.</text:h>
      <text:p text:style-name="Text_20_body"/>
      <text:h text:style-name="Heading_20_2" text:outline-level="2">Acerca del término "Unidad Organizativa":</text:h>
      <text:h text:style-name="Heading_20_3" text:outline-level="3">Una Unidad Organizativa es un contenedor del Active Directory en donde se puede colocar usuarios, grupos, equipos y otras Unidades Organizativas.</text:h>
      <text:h text:style-name="Heading_20_3" text:outline-level="3">A una Unidad Organizativa se le puede aplicar una GPO.</text:h>
      <text:h text:style-name="Heading_20_3" text:outline-level="3">La gestión de una Unidad Organizativa se puede delegar.</text:h>
      <text:h text:style-name="Heading_20_3" text:outline-level="3">Las Unidades Organizativas pueden representar las estructuras lógicas y jerárquicas de una organización.</text:h>
      <text:h text:style-name="Heading_20_3" text:outline-level="3">Una vez creadas, las unidades organizativas no se pueden mover en la estructura jerárquica del Active Directory.</text:h>
      <text:p text:style-name="Text_20_body"/>
      <text:h text:style-name="Heading_20_2" text:outline-level="2">Acerca de los dominios de Windows:</text:h>
      <text:h text:style-name="Heading_20_3" text:outline-level="3">Un bosque es un conjunto de subdominios (ejemplo: madrid.empresa.com) que pertenecen a un dominio principal (ejemplo:empresa.com).</text:h>
      <text:h text:style-name="Heading_20_3" text:outline-level="3">Un árbol es la unión de 2 o más dominios de primer nivel (ejemplo: empresa1.com y empresa2.com), con o sin sus subdominios correspondientes.</text:h>
      <text:h text:style-name="Heading_20_3" text:outline-level="3">Con "Active Directory" podemos crear dominios y subdominios que formen un árbol.</text:h>
      <text:h text:style-name="Heading_20_3" text:outline-level="3">Con "Active Directory" podemos unir árboles con distintos dominios de primer nivel, para asi formar un bosque.</text:h>
      <text:h text:style-name="Heading_20_3" text:outline-level="3">Un árbol es el conjunto de Unidades Organizativas de las que cuenta un dominio.</text:h>
      <text:p text:style-name="Text_20_body"/>
      <text:h text:style-name="Heading_20_2" text:outline-level="2"><text:soft-page-break/>Acerca del Escritorio Remoto de Windows:</text:h>
      <text:h text:style-name="Heading_20_3" text:outline-level="3">Para que podamos acceder a un Windows remotamente, es obligatorio poder hacer ping a la máquina en cuestión.</text:h>
      <text:h text:style-name="Heading_20_3" text:outline-level="3">Es obligatorio, que tanto el Windows local como el remoto, tengan activados el Firewall para que funcione.</text:h>
      <text:h text:style-name="Heading_20_3" text:outline-level="3">Sólo se pueden conectar remotamente, usuarios que tengan permisos de Administración.</text:h>
      <text:h text:style-name="Heading_20_3" text:outline-level="3">Remotamente, sólo podemos manejar el Escritorio, nunca ejecutar comandos.</text:h>
      <text:h text:style-name="Heading_20_3" text:outline-level="3">Permite controlar Windows desde otro ordenador.</text:h>
      <text:h text:style-name="Heading_20_3" text:outline-level="3">Para que podamos acceder a un Windows remotamente, este nos lo tiene que permitir.</text:h>
      <text:h text:style-name="Heading_20_3" text:outline-level="3">Por defecto, en Windows XP, sólo podemos tener una sesión remota abierta.</text:h>
      <text:p text:style-name="Text_20_body"/>
      <text:h text:style-name="Heading_20_2" text:outline-level="2">El usuario "pepito", que pertenece al dominio "midominio.local" y está situado en la Unidad Organizativa "Empresa", tiene en un determinado instante un fondo de pantalla de color amarillo.</text:h>
      <text:h text:style-name="Heading_20_2" text:outline-level="2" text:is-list-header="true">El administrador del dominio "midominio.local" decide entonces crear para todo el dominio una GPO que obliga a usar un fondo de pantalla de color azul, para la carpeta "Users" otra GPO que obliga a usar un fondo de pantalla de color verde, y para la Unidad Organizativa "Palotes" otra GPO que obliga a usar un fondo de pantalla de color rojo.</text:h>
      <text:h text:style-name="Heading_20_2" text:outline-level="2" text:is-list-header="true">La próxima vez que "pepito" abra sesión en un ordenador del dominio ¿de que color tendrá el fondo de pantalla?</text:h>
      <text:h text:style-name="Heading_20_3" text:outline-level="3">Rojo.</text:h>
      <text:h text:style-name="Heading_20_3" text:outline-level="3">Verde.</text:h>
      <text:h text:style-name="Heading_20_3" text:outline-level="3">Amarillo.</text:h>
      <text:h text:style-name="Heading_20_3" text:outline-level="3">Azul.</text:h>
      <text:p text:style-name="Text_20_body"/>
      <text:h text:style-name="Heading_20_2" text:outline-level="2"><text:soft-page-break/>El usuario "pepito", que pertenece al dominio "midominio.local" y está situado en la Unidad Organizativa "Palotes", tiene en un determinado instante un fondo de pantalla de color amarillo.</text:h>
      <text:h text:style-name="Heading_20_2" text:outline-level="2" text:is-list-header="true">El usuario "pepito" es además miembro del grupo "Administradores del dominio" del dominio "midominio.local", y como tal decide crear para todo el dominio una GPO que obliga a usar un fondo de pantalla de color azul, para la carpeta "Users" otra GPO que obliga a usar un fondo de pantalla de color verde, y para la Unidad Organizativa "Palotes" otra GPO que obliga a usar un fondo de pantalla de color rojo.</text:h>
      <text:h text:style-name="Heading_20_2" text:outline-level="2" text:is-list-header="true">La próxima vez que "pepito" abra sesión en un ordenador del dominio ¿de que color tendrá el fondo de pantalla?</text:h>
      <text:h text:style-name="Heading_20_3" text:outline-level="3">Rojo.</text:h>
      <text:h text:style-name="Heading_20_3" text:outline-level="3">Verde.</text:h>
      <text:h text:style-name="Heading_20_3" text:outline-level="3">Amarillo.</text:h>
      <text:h text:style-name="Heading_20_3" text:outline-level="3">Azul.</text:h>
      <text:p text:style-name="Text_20_body"/>
      <text:h text:style-name="Heading_20_2" text:outline-level="2">Acerca de las opciones de inicio de un servicio en Windows:</text:h>
      <text:h text:style-name="Heading_20_3" text:outline-level="3">El tipo de inicio "Automático" indica que el servicio se inicia conjuntamente con el sistema.</text:h>
      <text:h text:style-name="Heading_20_3" text:outline-level="3">El tipo de inicio "Retardado" indica que el servicio no se inicia hasta que Windows se ha cargado por completo.</text:h>
      <text:h text:style-name="Heading_20_3" text:outline-level="3">El tipo de inicio "Prioritario" indica que el servicio tiene preferencia de arranque.</text:h>
      <text:h text:style-name="Heading_20_3" text:outline-level="3">El tipo de inicio "Manual" indica que el servicio no se inicia hasta que nosotros (usuario) se lo indiquemos.</text:h>
      <text:h text:style-name="Heading_20_3" text:outline-level="3">El tipo de inicio "Deshabilitado" indica que el servicio nunca será iniciado.</text:h>
      <text:p text:style-name="Text_20_body"/>
      <text:h text:style-name="Heading_20_2" text:outline-level="2">Acerca de los perfiles de usuario de Windows:</text:h>
      <text:h text:style-name="Heading_20_3" text:outline-level="3">El contenido del perfil "Default User" se añade a los contenidos del resto de perfiles de usuario en cada inicio de sesión.</text:h>
      <text:h text:style-name="Heading_20_3" text:outline-level="3">El perfil "Default User" sólo se utiliza cuando un usuario inicia sesión por primera vez en el sistema.</text:h>
      <text:h text:style-name="Heading_20_3" text:outline-level="3">El perfil "All Users" sirve, por ejemplo, para poner un determinado fichero en el Escritorio de todos los usuarios.</text:h>
      <text:h text:style-name="Heading_20_3" text:outline-level="3">A partir del perfil "All Users" se crean los perfiles de los nuevos usuarios.</text:h>
      <text:h text:style-name="Heading_20_3" text:outline-level="3">Sólo los administradores pueden modificar los perfiles "All Users" y "Default User".</text:h>
      <text:p text:style-name="Text_20_body"/>
      <text:h text:style-name="Heading_20_2" text:outline-level="2"><text:soft-page-break/>El usuario "pepito" pertenece al grupo "usuarios". Por otro lado, la carpeta "publica" tiene en su ACL al grupo "usuarios" con "Permitir" en la opción "Control total". Además se comparte esta carpeta con el permiso de red "Leer" para el grupo "Todos". Suponiendo que estamos en Windows, que se cumplen todos los requisitos para poder compartir dicha carpeta en red, y que el usuario "pepito" accede desde otra máquina con sus credenciales correctamente a dicha carpeta, ¿qué es lo que puede hacer el usuario "pepito" en la carpeta "pública"?</text:h>
      <text:h text:style-name="Heading_20_3" text:outline-level="3">Cualquier cosa, pues al grupo "usuarios" al que pertenece se le permite el "Control Total".</text:h>
      <text:h text:style-name="Heading_20_3" text:outline-level="3">Sólo puede "Leer", pues aunque al grupo "usuarios" se le permite el "Control Total", al grupo "Todos" sólo se le otorga el permiso de red para "Leer".</text:h>
      <text:h text:style-name="Heading_20_3" text:outline-level="3">No puede hacer nada, pues no pertenece al grupo "Todos".</text:h>
      <text:h text:style-name="Heading_20_3" text:outline-level="3">Ninguna respuesta es correcta.</text:h>
      <text:p text:style-name="Text_20_body"/>
      <text:h text:style-name="Heading_20_2" text:outline-level="2">El usuario "pepito" pertenece al grupo "usuarios". Por otro lado, la carpeta "publica" tiene en su ACL al grupo "usuarios" con "Permitir" en la opción "Leer". Además se comparte esta carpeta con el permiso de red "Control total" para el grupo "Todos". Suponiendo que estamos en Windows, que se cumplen todos los requisitos para poder compartir dicha carpeta en red, y que el usuario "pepito" accede desde otra máquina con sus credenciales correctamente a dicha carpeta, ¿qué es lo que puede hacer el usuario "pepito" en la carpeta "pública"?</text:h>
      <text:h text:style-name="Heading_20_3" text:outline-level="3">Cualquier cosa, pues al grupo "Todos" al que pertenece se le permite el "Control Total".</text:h>
      <text:h text:style-name="Heading_20_3" text:outline-level="3">Sólo puede "Leer", pues aunque al grupo "Todos" se le permite el "Control Total", al grupo "usuarios" sólo se le permite "Leer".</text:h>
      <text:h text:style-name="Heading_20_3" text:outline-level="3">No puede hacer nada, pues no pertenece al grupo "Todos".</text:h>
      <text:h text:style-name="Heading_20_3" text:outline-level="3">Ninguna respuesta es correcta.</text:h>
      <text:p text:style-name="Text_20_body"/>
      <text:h text:style-name="Heading_20_2" text:outline-level="2"><text:soft-page-break/>La carpeta "publica", alojada en el servidor, tiene en su ACL al grupo de ámbito global "Recursos publicos" con "Permitir" en la opción "Leer" y se comparte con el permiso de red "Control total" para el grupo "Todos".</text:h>
      <text:h text:style-name="Heading_20_2" text:outline-level="2" text:is-list-header="true">Por otro lado el grupo "Recursos publicos" tiene como miembros al grupo de ámbito local "Jefes" y al grupo de ámbito local "Empleados".</text:h>
      <text:h text:style-name="Heading_20_2" text:outline-level="2" text:is-list-header="true">Si "pepito", que pertenece al grupo "Empleados", abre sesión en una máquina del dominio ¿qué es lo que puede hacer en la carpeta "publica"?</text:h>
      <text:h text:style-name="Heading_20_3" text:outline-level="3">Tiene "Control total".</text:h>
      <text:h text:style-name="Heading_20_3" text:outline-level="3">Sólo puede "Leer".</text:h>
      <text:h text:style-name="Heading_20_3" text:outline-level="3">No puede hacer nada.</text:h>
      <text:h text:style-name="Heading_20_3" text:outline-level="3">Está mal planteado el enunciado, pues un grupo local nunca puede ser miembro de un grupo global.</text:h>
      <text:p text:style-name="Text_20_body"/>
      <text:h text:style-name="Heading_20_2" text:outline-level="2">La carpeta "publica", alojada en el servidor, tiene en su ACL al grupo de ámbito global "Recursos publicos" con "Permitir" en la opción "Control total" y se comparte con el permiso de red "Leer" para el grupo "Todos".</text:h>
      <text:h text:style-name="Heading_20_2" text:outline-level="2" text:is-list-header="true">Por otro lado el grupo "Recursos publicos" tiene como miembros al grupo de ámbito local "Jefes" y al grupo de ámbito local "Empleados".</text:h>
      <text:h text:style-name="Heading_20_2" text:outline-level="2" text:is-list-header="true">Si "pepito", que pertenece al grupo "Empleados", abre sesión en una máquina del dominio ¿qué es lo que puede hacer en la carpeta "publica"?</text:h>
      <text:h text:style-name="Heading_20_3" text:outline-level="3">Cualquier cosa.</text:h>
      <text:h text:style-name="Heading_20_3" text:outline-level="3">Sólo puede "Leer".</text:h>
      <text:h text:style-name="Heading_20_3" text:outline-level="3">No puede hacer nada.</text:h>
      <text:h text:style-name="Heading_20_3" text:outline-level="3">Está mal planteado el enunciado, pues un grupo local nunca puede ser miembro de un grupo global.</text:h>
      <text:p text:style-name="Text_20_body"/>
      <text:h text:style-name="Heading_20_2" text:outline-level="2"><text:soft-page-break/>La carpeta "publica", alojada en el servidor, tiene en su ACL al grupo de ámbito local "Recursos publicos" con "Permitir" en la opción "Leer" y se comparte con el permiso de red "Control total" para el grupo "Todos".</text:h>
      <text:h text:style-name="Heading_20_2" text:outline-level="2" text:is-list-header="true">Por otro lado el grupo "Recursos publicos" tiene como miembros al grupo de ámbito global "Jefes" y al grupo global "Empleados".</text:h>
      <text:h text:style-name="Heading_20_2" text:outline-level="2" text:is-list-header="true">Si "pepito", que pertenece al grupo "Empleados", abre sesión en una máquina del dominio ¿qué es lo que puede hacer en la carpeta "publica"?</text:h>
      <text:h text:style-name="Heading_20_3" text:outline-level="3">Tiene "Control Total".</text:h>
      <text:h text:style-name="Heading_20_3" text:outline-level="3">Sólo puede "Leer".</text:h>
      <text:h text:style-name="Heading_20_3" text:outline-level="3">No puede hacer nada.</text:h>
      <text:h text:style-name="Heading_20_3" text:outline-level="3">Está mal planteado el enunciado, pues un grupo global nunca se puede ser miembro de un grupo local.</text:h>
      <text:p text:style-name="Text_20_body"/>
      <text:h text:style-name="Heading_20_2" text:outline-level="2">La carpeta "examenes", alojada en el servidor, tiene en su ACL al grupo "alumnos" con "Denegar" en la opción "Control total" y al grupo "profesores" con "Permitir" en la opción "Leer" y en la opción "Lectura y ejecución", y se comparte con el permiso de red "Control total" para el grupo "Todos".</text:h>
      <text:h text:style-name="Heading_20_2" text:outline-level="2" text:is-list-header="true">Si "pepito", que pertenece al grupo "profesores" y al grupo "alumnos", abre sesión en una máquina del dominio ¿qué es lo que puede hacer en la carpeta "examenes"?</text:h>
      <text:h text:style-name="Heading_20_3" text:outline-level="3">No puede hacer nada.</text:h>
      <text:h text:style-name="Heading_20_3" text:outline-level="3">Sólo puede "Leer".</text:h>
      <text:h text:style-name="Heading_20_3" text:outline-level="3">Sólo puede "Leer" y "Ejecutar".</text:h>
      <text:h text:style-name="Heading_20_3" text:outline-level="3">Tiene "Control total"</text:h>
      <text:p text:style-name="Text_20_body"/>
      <text:h text:style-name="Heading_20_2" text:outline-level="2"><text:soft-page-break/>La carpeta "examenes", alojada en el servidor, tiene en su ACL al grupo "profesores" con "Permitir" en la opción "Control total" y al grupo "alumnos" con "Denegar" en la opción "Leer", y se comparte con el permiso de red "Control total" para el grupo "Todos".</text:h>
      <text:h text:style-name="Heading_20_2" text:outline-level="2" text:is-list-header="true">Si "pepito", que pertenece al grupo "profesores" y al grupo "alumnos", abre sesión en una máquina del dominio ¿qué es lo que puede hacer en la carpeta "examenes"?</text:h>
      <text:h text:style-name="Heading_20_3" text:outline-level="3">Todo excepto "Leer"</text:h>
      <text:h text:style-name="Heading_20_3" text:outline-level="3">Tiene "Control total".</text:h>
      <text:h text:style-name="Heading_20_3" text:outline-level="3">Sólo puede "Leer".</text:h>
      <text:h text:style-name="Heading_20_3" text:outline-level="3">No puede hacer nada.</text:h>
      <text:p text:style-name="Text_20_body"/>
      <text:h text:style-name="Heading_20_2" text:outline-level="2">En Windows ¿qué es el SID?</text:h>
      <text:h text:style-name="Heading_20_3" text:outline-level="3">Es el Security Interface Device o Dispositivo que actúa de Interfaz de Seguridad.</text:h>
      <text:h text:style-name="Heading_20_3" text:outline-level="3">Es el Security Interface Decentralized o Interfaz de Seguridad Descentralizada.</text:h>
      <text:h text:style-name="Heading_20_3" text:outline-level="3">Es el Security IDentifier o IDentificador de Seguridad.</text:h>
      <text:h text:style-name="Heading_20_3" text:outline-level="3">Es el Security IPs Dealer o Distribuidos de IPs de Seguridad.</text:h>
      <text:p text:style-name="Text_20_body"/>
      <text:h text:style-name="Heading_20_2" text:outline-level="2">En Windows ¿qué es una ACL?</text:h>
      <text:h text:style-name="Heading_20_3" text:outline-level="3">Es una Access Central List o Lista Central de Accesos.</text:h>
      <text:h text:style-name="Heading_20_3" text:outline-level="3">Es una Acces Control Library o Librería de Control de Acceso.</text:h>
      <text:h text:style-name="Heading_20_3" text:outline-level="3">Es una Active Control List o Lista de Control Activa.</text:h>
      <text:h text:style-name="Heading_20_3" text:outline-level="3">Es una Access Control List o Lista de Control de Acceso.</text:h>
      <text:p text:style-name="Text_20_body"/>
      <text:h text:style-name="Heading_20_2" text:outline-level="2">Acerca del "Registro" de Windows:</text:h>
      <text:h text:style-name="Heading_20_3" text:outline-level="3">Es obligatorio registrarse en Microsoft porque sino salta la ventana de "Puede que sea víctima de una falsificación de software"</text:h>
      <text:h text:style-name="Heading_20_3" text:outline-level="3">Es una base de datos jerárquica central donde se guardan todas las configuraciones de todos los programas, incluidas las configuraciones del propio sistema operativo.</text:h>
      <text:h text:style-name="Heading_20_3" text:outline-level="3">Podemos acceder al Registro de Windows desde MiPC &gt; Botón Derecho &gt; Propiedades.</text:h>
      <text:h text:style-name="Heading_20_3" text:outline-level="3">Sólo se puede acceder al registro en los Windows originales.</text:h>
      <text:p text:style-name="Text_20_body"/>
      <text:h text:style-name="Heading_20_2" text:outline-level="2"><text:soft-page-break/>Acerca de los "Service Pack" de Windows:</text:h>
      <text:h text:style-name="Heading_20_3" text:outline-level="3">Agrupa todos los parches y mejoras que se han lanzado hasta el momento.</text:h>
      <text:h text:style-name="Heading_20_3" text:outline-level="3">Es un servicio de paquetes de software que se ejecuta al arrancar Windows.</text:h>
      <text:h text:style-name="Heading_20_3" text:outline-level="3">Microsoft los lanza al mercado prácticamente a diario.</text:h>
      <text:h text:style-name="Heading_20_3" text:outline-level="3">Sólo los Windows Originales pueden tener instalados los Service Pack.</text:h>
      <text:p text:style-name="Text_20_body"/>
      <text:h text:style-name="Heading_20_2" text:outline-level="2">Acerca de los servicios de Windows:</text:h>
      <text:h text:style-name="Heading_20_3" text:outline-level="3">Un servicio es un programa especializado que normalmente desarrolla una función de soporte para otros programas y que corre en segundo plano.</text:h>
      <text:h text:style-name="Heading_20_3" text:outline-level="3">La mayoría de los servicios son iniciados automáticamente cuando iniciamos el sistema.</text:h>
      <text:h text:style-name="Heading_20_3" text:outline-level="3">La mayoría de los servicios los podemos iniciar y parar manualmente.</text:h>
      <text:h text:style-name="Heading_20_3" text:outline-level="3">Sólo los Windows Originales pueden tener instalados Servicios.</text:h>
      <text:p text:style-name="Text_20_body"/>
      <text:h text:style-name="Heading_20_2" text:outline-level="2">Acerca de los perfiles de usuario de Windows:</text:h>
      <text:h text:style-name="Heading_20_3" text:outline-level="3">Los perfiles fantasmas se usan por los administradores para acceder "silenciosamente" a otros perfiles</text:h>
      <text:h text:style-name="Heading_20_3" text:outline-level="3">Un usuario con perfil local sólo puede loguearse en un equipo.</text:h>
      <text:h text:style-name="Heading_20_3" text:outline-level="3">Los perfiles locales son aquellos que se almacenan en la máquina local, y los cambios sólo se reflejan en dicha máquina.</text:h>
      <text:h text:style-name="Heading_20_3" text:outline-level="3">Los perfiles móviles son aquellos que se almacenan en un servidor, y los cambios se reflejan en cualquier máquina con acceso a dicho servidor.</text:h>
      <text:h text:style-name="Heading_20_3" text:outline-level="3">Los perfiles obligatorios son aquellos que se almacenan en un servidor pero que no permiten cambios de una sesión a otra.</text:h>
      <text:p text:style-name="Text_20_body"/>
      <text:h text:style-name="Heading_20_2" text:outline-level="2">Acerca de los perfiles de usuario de Windows:</text:h>
      <text:h text:style-name="Heading_20_3" text:outline-level="3">Un perfil de usuario contiene todas las características y ficheros que forman parte de entorno de trabajo de un usuario.</text:h>
      <text:h text:style-name="Heading_20_3" text:outline-level="3">El perfil de un usuario sólo puede ser modificado por un administrador.</text:h>
      <text:h text:style-name="Heading_20_3" text:outline-level="3">Un perfil de usuario se almacena localmente, nunca remotamente.</text:h>
      <text:h text:style-name="Heading_20_3" text:outline-level="3">Un usuario con perfil obligatorio sólo puede loguearse en un equipo.</text:h>
      <text:h text:style-name="Heading_20_3" text:outline-level="3">Un usuario con perfil local puede loguearse en distintos equipos del dominio.</text:h>
      <text:p text:style-name="Text_20_body"/>
      <text:h text:style-name="Heading_20_2" text:outline-level="2"><text:soft-page-break/>¿Puede un administrador del dominio acceder al perfil de un usuario del dominio?</text:h>
      <text:h text:style-name="Heading_20_3" text:outline-level="3">No, no puede acceder bajo ningún concepto.</text:h>
      <text:h text:style-name="Heading_20_3" text:outline-level="3">Si que puede acceder por ser un administrador del dominio.</text:h>
      <text:h text:style-name="Heading_20_3" text:outline-level="3">No, no puede acceder, pero siendo administrador del dominio, puede tomar posesión del recurso.</text:h>
      <text:h text:style-name="Heading_20_3" text:outline-level="3">Si que puede pues todo el mundo puede acceder a los perfiles de los usuarios del dominio.</text:h>
      <text:p text:style-name="Text_20_body"/>
      <text:h text:style-name="Heading_20_2" text:outline-level="2">Acerca del Visor de Sucesos de Windows:</text:h>
      <text:h text:style-name="Heading_20_3" text:outline-level="3">Sólo en los Windows Original se puede tener acceso al Visor de Sucesos.</text:h>
      <text:h text:style-name="Heading_20_3" text:outline-level="3">Nos permite monitorizar las incidencias que se producen en el sistema.</text:h>
      <text:h text:style-name="Heading_20_3" text:outline-level="3">Los sucesos se dividen en: sucesos de seguridad, sucesos de aplicación y sucesos de sistema.</text:h>
      <text:h text:style-name="Heading_20_3" text:outline-level="3">Hay 3 tipos de sucesos: información, advertencia y error.</text:h>
      <text:p text:style-name="Text_20_body"/>
      <text:h text:style-name="Heading_20_2" text:outline-level="2">Acerca de Windows Update:</text:h>
      <text:h text:style-name="Heading_20_3" text:outline-level="3">Es un servicio de Microsoft que ofrece actualizaciones de Windows.</text:h>
      <text:h text:style-name="Heading_20_3" text:outline-level="3">Se puede configurar para que actualice Windows automáticamente.</text:h>
      <text:h text:style-name="Heading_20_3" text:outline-level="3">Sólo los Administradores pueden tener activas las actualizaciones automáticas.</text:h>
      <text:h text:style-name="Heading_20_3" text:outline-level="3">Introduce parches de seguridad en Windows que nos previenen de posibles ataques maliciosos.</text:h>
      <text:h text:style-name="Heading_20_3" text:outline-level="3">Normalmente, sólo los Windows Original se pueden actualizar.</text:h>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ymbol" svg:font-family="Symbol" style:font-charset="x-symbol"/>
    <style:font-face style:name="DejaVu Sans1" svg:font-family="'DejaVu Sans'"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1" svg:font-family="Arial" style:font-adornments="Negrita" style:font-family-generic="swiss" style:font-pitch="variable"/>
    <style:font-face style:name="DejaVu Sans" svg:font-family="'DejaVu Sans'"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E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style:font-name="Times New Roman" fo:font-family="'Times New Roman'" style:font-family-generic="roman" style:font-pitch="variable" fo:font-size="24pt" fo:font-weight="bold" style:font-name-asian="DejaVu Sans" style:font-family-asian="'DejaVu Sans'" style:font-family-generic-asian="system" style:font-pitch-asian="variable" style:font-size-asian="24pt" style:font-weight-asian="bold" style:font-name-complex="DejaVu Sans" style:font-family-complex="'DejaVu 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class="text" style:master-page-name="">
      <style:paragraph-properties fo:margin-top="0.42cm" fo:margin-bottom="0cm" loext:contextual-spacing="false" style:page-number="auto"/>
      <style:text-properties style:font-name="Times New Roman" fo:font-family="'Times New Roman'" style:font-family-generic="roman" style:font-pitch="variable" fo:font-size="12pt" fo:font-weight="bold" style:font-name-asian="DejaVu Sans" style:font-family-asian="'DejaVu Sans'" style:font-family-generic-asian="system" style:font-pitch-asian="variable" style:font-size-asian="18pt" style:font-weight-asian="bold" style:font-name-complex="DejaVu Sans" style:font-family-complex="'DejaVu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class="text" style:master-page-name="">
      <style:paragraph-properties fo:margin-left="1.76cm" fo:margin-right="0cm" fo:margin-top="0.22cm" fo:margin-bottom="0cm" loext:contextual-spacing="false" fo:orphans="2" fo:widows="2" fo:text-indent="-0.76cm" style:auto-text-indent="false" style:page-number="auto">
        <style:tab-stops/>
      </style:paragraph-properties>
      <style:text-properties style:font-name="Times New Roman" fo:font-family="'Times New Roman'" style:font-family-generic="roman" style:font-pitch="variable" fo:font-size="12pt" fo:font-weight="normal"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DejaVu Sans Mono" fo:font-family="'DejaVu Sans Mono'" style:font-family-generic="modern" style:font-pitch="fixed" fo:font-size="10pt" style:font-name-asian="DejaVu Sans1" style:font-family-asian="'DejaVu Sans'" style:font-family-generic-asian="modern" style:font-pitch-asian="fixed" style:font-size-asian="10pt" style:font-name-complex="DejaVu Sans Mono" style:font-family-complex="'DejaVu Sans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 style:num-format="1">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 style:num-format="A">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3" style:family="table">
      <style:table-properties table:align="margins" style:writing-mode="lr-tb"/>
    </style:style>
    <style:style style:name="Tabla3.A" style:family="table-column">
      <style:table-column-properties style:rel-column-width="36429*"/>
    </style:style>
    <style:style style:name="Tabla3.B" style:family="table-column">
      <style:table-column-properties style:rel-column-width="29106*"/>
    </style:style>
    <style:style style:name="Tabla3.A1" style:family="table-cell">
      <style:table-cell-properties fo:padding="0.097cm" fo:border="none"/>
    </style:style>
    <style:style style:name="Tabla2" style:family="table">
      <style:table-properties style:width="17cm" table:align="margins" style:writing-mode="lr-tb"/>
    </style:style>
    <style:style style:name="Tabla2.A" style:family="table-column">
      <style:table-column-properties style:column-width="8.618cm" style:rel-column-width="33226*"/>
    </style:style>
    <style:style style:name="Tabla2.B" style:family="table-column">
      <style:table-column-properties style:column-width="6.198cm" style:rel-column-width="23896*"/>
    </style:style>
    <style:style style:name="Tabla2.C" style:family="table-column">
      <style:table-column-properties style:column-width="2.182cm" style:rel-column-width="8413*"/>
    </style:style>
    <style:style style:name="Tabla2.A1" style:family="table-cell">
      <style:table-cell-properties fo:padding="0.097cm" fo:border="none"/>
    </style:style>
    <style:style style:name="MP1" style:family="paragraph" style:parent-style-name="Header">
      <style:paragraph-properties fo:text-align="justify" style:justify-single-word="false"/>
      <style:text-properties style:font-name="Arial" fo:font-size="9pt" style:text-underline-style="solid" style:text-underline-width="auto" style:text-underline-color="font-color" fo:font-weight="bold" style:font-size-asian="9pt" style:font-weight-asian="bold" style:font-size-complex="9pt" style:font-weight-complex="bold"/>
    </style:style>
    <style:style style:name="MP2" style:family="paragraph" style:parent-style-name="Header">
      <style:paragraph-properties fo:text-align="end" style:justify-single-word="false"/>
      <style:text-properties style:font-name="Arial" fo:font-size="9pt" style:font-size-asian="9pt" style:font-size-complex="9pt"/>
    </style:style>
    <style:style style:name="MP3" style:family="paragraph" style:parent-style-name="Header">
      <style:paragraph-properties fo:text-align="center" style:justify-single-word="false"/>
      <style:text-properties style:font-name="Arial" fo:font-size="9pt" style:font-size-asian="9pt" style:font-size-complex="9pt"/>
    </style:style>
    <style:style style:name="MP4" style:family="paragraph" style:parent-style-name="Footer">
      <style:paragraph-properties>
        <style:tab-stops>
          <style:tab-stop style:position="11.502cm" style:type="center"/>
          <style:tab-stop style:position="17.002cm" style:type="right"/>
        </style:tab-stops>
      </style:paragraph-properties>
      <style:text-properties style:font-name="Comic Sans MS" fo:font-size="8pt" style:font-size-asian="8pt" style:font-style-complex="italic"/>
    </style:style>
    <style:style style:name="MP5" style:family="paragraph" style:parent-style-name="Footer">
      <style:paragraph-properties fo:text-align="center" style:justify-single-word="false">
        <style:tab-stops>
          <style:tab-stop style:position="11.502cm" style:type="center"/>
          <style:tab-stop style:position="17.002cm" style:type="right"/>
        </style:tab-stops>
      </style:paragraph-properties>
    </style:style>
    <style:style style:name="MP6" style:family="paragraph" style:parent-style-name="Footer">
      <style:paragraph-properties fo:text-align="end" style:justify-single-word="false">
        <style:tab-stops>
          <style:tab-stop style:position="11.502cm" style:type="center"/>
          <style:tab-stop style:position="17.002cm" style:type="right"/>
        </style:tab-stops>
      </style:paragraph-properties>
      <style:text-properties style:font-name="Arial1" fo:font-weight="normal" style:font-weight-asian="normal" style:font-weight-complex="normal"/>
    </style:style>
    <style:style style:name="MT1" style:family="text">
      <style:text-properties fo:color="#999999" style:font-name="Arial1" fo:font-size="6pt" style:font-size-asian="6pt"/>
    </style:style>
    <style:style style:name="MT2" style:family="text">
      <style:text-properties fo:color="#999999" style:font-name="Arial1" fo:font-size="7pt" style:font-size-asian="7pt"/>
    </style:style>
    <style:style style:name="MT3" style:family="text">
      <style:text-properties style:font-name="Arial1" fo:font-size="7pt" style:font-size-asian="7pt"/>
    </style:style>
    <style:style style:name="MT4" style:family="text">
      <style:text-properties style:font-name="Symbol" fo:font-size="7pt" style:font-size-asian="7pt"/>
    </style:style>
    <style:style style:name="MT5" style:family="text">
      <style:text-properties fo:font-size="7pt" style:font-size-asian="7pt"/>
    </style:style>
    <style:style style:name="MT6" style:family="text">
      <style:text-properties fo:font-size="8pt" style:font-size-asian="8pt"/>
    </style:style>
    <style:style style:name="MT7" style:family="text">
      <style:text-properties fo:color="#999999" fo:font-size="6pt" style:font-size-asian="6pt"/>
    </style:style>
    <style:style style:name="MT8" style:family="text">
      <style:text-properties fo:font-size="7pt" fo:font-weight="bold" style:font-size-asian="7pt" style:font-weight-asian="bold" style:font-weight-complex="bold"/>
    </style:style>
    <style:style style:name="Mfr1" style:family="graphic" style:parent-style-name="Graphics">
      <style:graphic-properties fo:margin-left="0cm" fo:margin-right="0cm" style:vertical-pos="top" style:vertical-rel="baseline" style:horizontal-pos="center" style:horizontal-rel="paragraph"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able:table table:name="Tabla3" table:style-name="Tabla3">
          <table:table-column table:style-name="Tabla3.A"/>
          <table:table-column table:style-name="Tabla3.B"/>
          <table:table-row>
            <table:table-cell table:style-name="Tabla3.A1" office:value-type="string">
              <text:p text:style-name="MP1">PREPARADORES DE OPOSICIONES <text:s/>PARA LA ENSEÑANZA</text:p>
            </table:table-cell>
            <table:table-cell table:style-name="Tabla3.A1" office:value-type="string">
              <text:p text:style-name="MP2">Informática · <text:page-number text:select-page="current">16</text:page-number></text:p>
            </table:table-cell>
          </table:table-row>
        </table:table>
        <text:p text:style-name="MP3">Ejercicios de Windows</text:p>
      </style:header>
      <style:footer>
        <table:table table:name="Tabla2" table:style-name="Tabla2">
          <table:table-column table:style-name="Tabla2.A"/>
          <table:table-column table:style-name="Tabla2.B"/>
          <table:table-column table:style-name="Tabla2.C"/>
          <table:table-row>
            <table:table-cell table:style-name="Tabla2.A1" office:value-type="string">
              <text:p text:style-name="MP4">PREPARADORES <text:s/>DE <text:s/>OPOSICIONES <text:s/>PARA LA ENSEÑANZA</text:p>
            </table:table-cell>
            <table:table-cell table:style-name="Tabla2.A1" office:value-type="string">
              <text:p text:style-name="MP5"><text:span text:style-name="MT1">C/</text:span><text:span text:style-name="MT2"> </text:span><text:span text:style-name="MT3">Génova, 7 – 2º </text:span><text:span text:style-name="MT4">·</text:span><text:span text:style-name="MT3"> 28004 Madrid</text:span></text:p>
            </table:table-cell>
            <table:table-cell table:style-name="Tabla2.A1" office:value-type="string">
              <text:p text:style-name="MP6"><text:span text:style-name="MT5">Tel.:</text:span><text:span text:style-name="MT6"> </text:span><text:span text:style-name="MT7">91</text:span><text:span text:style-name="MT5"> </text:span><text:span text:style-name="MT8">308 00 32</text:span></text:p>
            </table:table-cell>
          </table:table-row>
        </table:table>
        <text:p text:style-name="Standard"><draw:frame draw:style-name="Mfr1" draw:name="gráficos1" text:anchor-type="as-char" svg:width="16.944cm" svg:height="0.711cm" draw:z-index="18"><draw:image xlink:href="Pictures/100000000000014300000030BD4D0569.png" xlink:type="simple" xlink:show="embed" xlink:actuate="onLoad"/></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dolfo </meta:initial-creator>
    <meta:creation-date>2012-01-20T19:29:56</meta:creation-date>
    <dc:date>2016-01-26T21:43:40.045077466</dc:date>
    <meta:editing-duration>PT3H33M6S</meta:editing-duration>
    <meta:editing-cycles>16</meta:editing-cycles>
    <meta:generator>LibreOffice/4.4.6.3$Linux_X86_64 LibreOffice_project/40m0$Build-3</meta:generator>
    <meta:document-statistic meta:table-count="3" meta:image-count="1" meta:object-count="0" meta:page-count="19" meta:paragraph-count="350" meta:word-count="4452" meta:character-count="28862" meta:non-whitespace-character-count="24591"/>
  </office:meta>
</office:document-meta>
</file>